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color="#999999" style:font-name="Tahoma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Preformatted_20_Text">
      <style:text-properties style:font-name="Tahoma" fo:font-size="10pt" fo:language="ru" fo:country="RU" style:font-size-asian="10pt" style:font-size-complex="10pt"/>
    </style:style>
    <style:style style:name="P3" style:family="paragraph" style:parent-style-name="Preformatted_20_Text">
      <style:text-properties style:font-name="Tahoma" fo:font-size="10pt" fo:language="ru" fo:country="RU" officeooo:paragraph-rsid="0010eb06" style:font-size-asian="10pt" style:font-size-complex="10pt"/>
    </style:style>
    <style:style style:name="P4" style:family="paragraph" style:parent-style-name="Preformatted_20_Text">
      <style:text-properties style:font-name="Tahoma" fo:font-size="10pt" fo:language="ru" fo:country="RU" officeooo:paragraph-rsid="0012c6e8" style:font-size-asian="10pt" style:font-size-complex="10pt"/>
    </style:style>
    <style:style style:name="P5" style:family="paragraph" style:parent-style-name="Preformatted_20_Text">
      <style:text-properties style:font-name="Tahoma" fo:font-size="10pt" fo:language="ru" fo:country="RU" officeooo:paragraph-rsid="00179e8d" style:font-size-asian="10pt" style:font-size-complex="10pt"/>
    </style:style>
    <style:style style:name="P6" style:family="paragraph" style:parent-style-name="Preformatted_20_Text">
      <style:text-properties style:font-name="Tahoma" fo:font-size="10pt" fo:language="ru" fo:country="RU" officeooo:paragraph-rsid="0019981b" style:font-size-asian="10pt" style:font-size-complex="10pt"/>
    </style:style>
    <style:style style:name="P7" style:family="paragraph" style:parent-style-name="Preformatted_20_Text">
      <style:text-properties style:font-name="Tahoma" fo:font-size="10pt" fo:language="ru" fo:country="RU" officeooo:paragraph-rsid="003480c0" style:font-size-asian="10pt" style:font-size-complex="10pt"/>
    </style:style>
    <style:style style:name="P8" style:family="paragraph" style:parent-style-name="Preformatted_20_Text">
      <style:text-properties style:font-name="Tahoma" fo:font-size="10pt" fo:language="ru" fo:country="RU" officeooo:rsid="0049a93f" officeooo:paragraph-rsid="0049a93f" style:font-size-asian="10pt" style:font-size-complex="10pt"/>
    </style:style>
    <style:style style:name="P9" style:family="paragraph" style:parent-style-name="Preformatted_20_Text">
      <style:text-properties style:font-name="Tahoma" fo:font-size="10pt" fo:language="ru" fo:country="RU" fo:font-weight="bold" style:font-size-asian="10pt" style:font-weight-asian="bold" style:font-size-complex="10pt" style:font-weight-complex="bold"/>
    </style:style>
    <style:style style:name="P10" style:family="paragraph" style:parent-style-name="Preformatted_20_Text">
      <style:text-properties style:font-name="Tahoma" fo:font-size="10pt" fo:language="en" fo:country="US" style:font-size-asian="10pt" style:font-size-complex="10pt"/>
    </style:style>
    <style:style style:name="P11" style:family="paragraph" style:parent-style-name="Preformatted_20_Text">
      <style:text-properties style:font-name="Tahoma" fo:font-size="10.5pt" officeooo:paragraph-rsid="0014ed63" style:font-size-asian="10.5pt" style:font-size-complex="10.5pt"/>
    </style:style>
    <style:style style:name="P12" style:family="paragraph" style:parent-style-name="Preformatted_20_Text"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3" style:family="paragraph" style:parent-style-name="Preformatted_20_Text">
      <style:text-properties officeooo:paragraph-rsid="001fb713"/>
    </style:style>
    <style:style style:name="P14" style:family="paragraph" style:parent-style-name="Preformatted_20_Text">
      <style:paragraph-properties fo:margin-left="1.058cm" fo:margin-right="0cm" fo:text-indent="0cm" style:auto-text-indent="false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5" style:family="paragraph" style:parent-style-name="Preformatted_20_Text">
      <style:paragraph-properties fo:margin-left="1.058cm" fo:margin-right="0cm" fo:text-indent="0cm" style:auto-text-indent="false"/>
      <style:text-properties fo:color="#808080" style:font-name="Tahoma" fo:font-size="10pt" fo:language="zxx" fo:country="none" officeooo:paragraph-rsid="00119f7c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6" style:family="paragraph" style:parent-style-name="Preformatted_20_Text">
      <style:paragraph-properties fo:margin-left="1.058cm" fo:margin-right="0cm" fo:text-indent="0cm" style:auto-text-indent="false"/>
      <style:text-properties fo:color="#808080" style:font-name="Tahoma" fo:font-size="10pt" fo:language="zxx" fo:country="none" officeooo:paragraph-rsid="0010eb06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7" style:family="paragraph" style:parent-style-name="Preformatted_20_Text" style:master-page-name="">
      <style:paragraph-properties fo:margin-left="1.058cm" fo:margin-right="0cm" fo:margin-top="0cm" fo:margin-bottom="0cm" loext:contextual-spacing="false" fo:text-indent="0cm" style:auto-text-indent="false" style:page-number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8" style:family="paragraph" style:parent-style-name="Preformatted_20_Text">
      <loext:graphic-properties draw:fill-image-width="0cm" draw:fill-image-height="0cm"/>
      <style:paragraph-properties fo:margin-left="1.058cm" fo:margin-right="0cm" fo:margin-top="0cm" fo:margin-bottom="0cm" loext:contextual-spacing="false" fo:keep-together="always" style:register-true="true" fo:text-indent="0cm" style:auto-text-indent="false" fo:keep-with-next="always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9" style:family="paragraph" style:parent-style-name="Preformatted_20_Text">
      <loext:graphic-properties draw:fill-image-width="0cm" draw:fill-image-height="0cm"/>
      <style:paragraph-properties fo:margin-left="1.058cm" fo:margin-right="0cm" fo:margin-top="0cm" fo:margin-bottom="0cm" loext:contextual-spacing="false" fo:keep-together="always" style:register-true="true" fo:text-indent="0cm" style:auto-text-indent="false" fo:keep-with-next="always"/>
      <style:text-properties fo:color="#808080" style:font-name="Tahoma" fo:font-size="10pt" fo:language="zxx" fo:country="none" officeooo:paragraph-rsid="0010517b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0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1" style:family="paragraph" style:parent-style-name="Preformatted_20_Text" style:master-page-name="">
      <style:paragraph-properties fo:margin-left="1.058cm" fo:margin-right="0cm" fo:keep-together="always" fo:orphans="0" fo:widows="0" fo:text-indent="0cm" style:auto-text-indent="false" style:page-number="auto" fo:keep-with-next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2" style:family="paragraph" style:parent-style-name="Preformatted_20_Text">
      <style:paragraph-properties fo:margin-left="1.058cm" fo:margin-right="0cm" fo:keep-together="always" fo:orphans="0" fo:widows="0" fo:text-indent="0cm" style:auto-text-indent="false" fo:keep-with-next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style:font-name="Tahoma" fo:font-size="10pt" fo:language="ru" fo:country="RU" officeooo:paragraph-rsid="00273769" style:font-size-asian="10pt" style:font-size-complex="10pt"/>
    </style:style>
    <style:style style:name="P24" style:family="paragraph" style:parent-style-name="Preformatted_20_Text" style:master-page-name="">
      <style:paragraph-properties fo:margin-left="0.979cm" fo:margin-right="0cm" fo:margin-top="0cm" fo:margin-bottom="0cm" loext:contextual-spacing="false" fo:text-indent="0cm" style:auto-text-indent="false" style:page-number="auto"/>
      <style:text-properties fo:color="#808080" style:font-name="Tahom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5" style:family="paragraph" style:parent-style-name="Preformatted_20_Text">
      <style:paragraph-properties fo:margin-left="0.979cm" fo:margin-right="0cm" fo:margin-top="0cm" fo:margin-bottom="0cm" loext:contextual-spacing="false" fo:text-indent="0cm" style:auto-text-indent="false"/>
      <style:text-properties fo:color="#808080" style:font-name="Tahom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6" style:family="paragraph" style:parent-style-name="Preformatted_20_Text" style:master-page-name="">
      <style:paragraph-properties fo:margin-left="0.979cm" fo:margin-right="0cm" fo:text-indent="0cm" style:auto-text-indent="false" style:page-number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7" style:family="paragraph" style:parent-style-name="Preformatted_20_Text">
      <style:paragraph-properties fo:margin-left="0.979cm" fo:margin-right="0cm" fo:text-indent="0cm" style:auto-text-indent="false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8" style:family="paragraph" style:parent-style-name="Preformatted_20_Text">
      <style:paragraph-properties fo:margin-left="0.979cm" fo:margin-right="0cm" fo:text-indent="0cm" style:auto-text-indent="false"/>
      <style:text-properties fo:color="#808080" style:font-name="Tahoma" fo:font-size="10pt" fo:language="zxx" fo:country="none" officeooo:paragraph-rsid="00179e8d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9" style:family="paragraph" style:parent-style-name="Preformatted_20_Text">
      <style:paragraph-properties fo:margin-left="0.979cm" fo:margin-right="0cm" fo:text-indent="0cm" style:auto-text-indent="false"/>
      <style:text-properties style:font-name="Tahoma" fo:font-size="10pt" fo:language="zxx" fo:country="none" officeooo:paragraph-rsid="00179e8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style:font-name="Tahoma" fo:language="zxx" fo:country="none" style:language-asian="zxx" style:country-asian="none" style:language-complex="zxx" style:country-complex="none"/>
    </style:style>
    <style:style style:name="P31" style:family="paragraph" style:parent-style-name="Preformatted_20_Text" style:list-style-name="L1">
      <style:text-properties style:font-name="Tahoma" fo:font-size="10pt" fo:language="ru" fo:country="RU" style:font-size-asian="10pt" style:font-size-complex="10pt"/>
    </style:style>
    <style:style style:name="P32" style:family="paragraph" style:parent-style-name="Preformatted_20_Text" style:list-style-name="L2" style:master-page-name="">
      <style:paragraph-properties fo:margin-top="0cm" fo:margin-bottom="0cm" loext:contextual-spacing="false" style:page-number="auto"/>
      <style:text-properties style:font-name="Tahoma" fo:language="ru" fo:country="RU"/>
    </style:style>
    <style:style style:name="P33" style:family="paragraph" style:parent-style-name="Preformatted_20_Text" style:list-style-name="L2">
      <style:paragraph-properties fo:margin-top="0cm" fo:margin-bottom="0cm" loext:contextual-spacing="false"/>
      <style:text-properties style:font-name="Tahoma" fo:language="ru" fo:country="RU"/>
    </style:style>
    <style:style style:name="P34" style:family="paragraph" style:parent-style-name="Preformatted_20_Text" style:master-page-name="Standard">
      <loext:graphic-properties draw:fill-image-width="0cm" draw:fill-image-height="0cm"/>
      <style:paragraph-properties fo:margin-left="1.058cm" fo:margin-right="0cm" fo:margin-top="0cm" fo:margin-bottom="0cm" loext:contextual-spacing="false" fo:keep-together="always" style:register-true="true" fo:text-indent="0cm" style:auto-text-indent="false" style:page-number="auto" fo:keep-with-next="always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10eb06" style:font-weight-asian="bold" style:font-weight-complex="bold"/>
    </style:style>
    <style:style style:name="T4" style:family="text">
      <style:text-properties fo:language="en" fo:country="US" fo:font-weight="bold" officeooo:rsid="0012c6e8" style:font-weight-asian="bold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officeooo:rsid="0019981b" style:font-style-asian="italic" style:font-style-complex="italic"/>
    </style:style>
    <style:style style:name="T7" style:family="text">
      <style:text-properties fo:language="en" fo:country="US" fo:font-style="italic" officeooo:rsid="002ecb1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officeooo:rsid="00273769" style:font-style-asian="normal" style:font-style-complex="normal"/>
    </style:style>
    <style:style style:name="T1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 fo:font-style="normal" officeooo:rsid="002ecb1c" style:language-asian="zxx" style:country-asian="none" style:font-style-asian="normal" style:language-complex="zxx" style:country-complex="none" style:font-style-complex="normal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40372a" style:font-weight-asian="normal" style:font-weight-complex="normal"/>
    </style:style>
    <style:style style:name="T14" style:family="text">
      <style:text-properties fo:language="en" fo:country="US" officeooo:rsid="0010eb06"/>
    </style:style>
    <style:style style:name="T15" style:family="text">
      <style:text-properties fo:language="en" fo:country="US" officeooo:rsid="0012c6e8"/>
    </style:style>
    <style:style style:name="T16" style:family="text">
      <style:text-properties fo:language="en" fo:country="US" officeooo:rsid="0012c6e8" style:language-asian="zxx" style:country-asian="none" style:language-complex="zxx" style:country-complex="none"/>
    </style:style>
    <style:style style:name="T17" style:family="text">
      <style:text-properties fo:language="en" fo:country="US" officeooo:rsid="001c966d" style:language-asian="zxx" style:country-asian="none" style:language-complex="zxx" style:country-complex="none"/>
    </style:style>
    <style:style style:name="T18" style:family="text">
      <style:text-properties fo:language="en" fo:country="US" officeooo:rsid="003941e6" style:language-asian="zxx" style:country-asian="none" style:language-complex="zxx" style:country-complex="none"/>
    </style:style>
    <style:style style:name="T19" style:family="text">
      <style:text-properties fo:language="en" fo:country="US" officeooo:rsid="00179e8d"/>
    </style:style>
    <style:style style:name="T20" style:family="text">
      <style:text-properties fo:language="en" fo:country="US" officeooo:rsid="0019981b"/>
    </style:style>
    <style:style style:name="T21" style:family="text">
      <style:text-properties fo:language="en" fo:country="US" officeooo:rsid="002cced4"/>
    </style:style>
    <style:style style:name="T22" style:family="text">
      <style:text-properties fo:language="en" fo:country="US" officeooo:rsid="002ecb1c"/>
    </style:style>
    <style:style style:name="T23" style:family="text">
      <style:text-properties fo:language="en" fo:country="US" officeooo:rsid="00315e6f"/>
    </style:style>
    <style:style style:name="T24" style:family="text">
      <style:text-properties fo:language="en" fo:country="US" officeooo:rsid="003e5545"/>
    </style:style>
    <style:style style:name="T25" style:family="text">
      <style:text-properties fo:language="ru" fo:country="RU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9" style:family="text">
      <style:text-properties fo:font-size="10pt" fo:language="en" fo:country="US" style:font-size-asian="10pt" style:font-size-complex="10pt"/>
    </style:style>
    <style:style style:name="T30" style:family="text">
      <style:text-properties fo:font-size="10pt" fo:language="en" fo:country="US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font-size="10pt" fo:language="ru" fo:country="RU" style:font-size-asian="10pt" style:font-size-complex="10pt"/>
    </style:style>
    <style:style style:name="T32" style:family="text">
      <style:text-properties fo:font-size="10pt" fo:language="ru" fo:country="RU" officeooo:rsid="0014ed63" style:font-size-asian="10pt" style:font-size-complex="10pt"/>
    </style:style>
    <style:style style:name="T33" style:family="text">
      <style:text-properties fo:font-size="10pt" fo:language="ru" fo:country="RU" officeooo:rsid="001a9773" style:font-size-asian="10pt" style:font-size-complex="10pt"/>
    </style:style>
    <style:style style:name="T34" style:family="text">
      <style:text-properties fo:font-size="10pt" fo:language="ru" fo:country="RU" officeooo:rsid="0026546c" style:font-size-asian="10pt" style:font-size-complex="10pt"/>
    </style:style>
    <style:style style:name="T35" style:family="text">
      <style:text-properties fo:font-size="10pt" fo:language="ru" fo:country="RU" officeooo:rsid="002f51a0" style:font-size-asian="10pt" style:font-size-complex="10pt"/>
    </style:style>
    <style:style style:name="T36" style:family="text">
      <style:text-properties fo:font-size="10pt" fo:language="ru" fo:country="RU" style:font-size-asian="10pt" style:language-asian="zxx" style:country-asian="none" style:font-size-complex="10pt" style:language-complex="zxx" style:country-complex="none"/>
    </style:style>
    <style:style style:name="T37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8" style:family="text">
      <style:text-properties fo:font-size="10pt" fo:language="zxx" fo:country="none" officeooo:rsid="00161c4f" style:font-size-asian="10pt" style:language-asian="zxx" style:country-asian="none" style:font-size-complex="10pt" style:language-complex="zxx" style:country-complex="none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179e8d" style:font-style-asian="normal" style:font-style-complex="normal"/>
    </style:style>
    <style:style style:name="T41" style:family="text">
      <style:text-properties fo:font-style="normal" officeooo:rsid="00273769" style:font-style-asian="normal" style:font-style-complex="normal"/>
    </style:style>
    <style:style style:name="T42" style:family="text">
      <style:text-properties fo:font-style="normal" officeooo:rsid="002ecb1c" style:language-asian="zxx" style:country-asian="none" style:font-style-asian="normal" style:language-complex="zxx" style:country-complex="none" style:font-style-complex="normal"/>
    </style:style>
    <style:style style:name="T43" style:family="text">
      <style:text-properties fo:language="zxx" fo:country="none" style:language-asian="zxx" style:country-asian="none" style:language-complex="zxx" style:country-complex="none"/>
    </style:style>
    <style:style style:name="T44" style:family="text">
      <style:text-properties fo:language="zxx" fo:country="none" officeooo:rsid="0010eb06" style:language-asian="zxx" style:country-asian="none" style:language-complex="zxx" style:country-complex="none"/>
    </style:style>
    <style:style style:name="T45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46" style:family="text">
      <style:text-properties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fo:language="zxx" fo:country="none" fo:font-weight="bold" officeooo:rsid="0019981b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50" style:family="text">
      <style:text-properties fo:language="zxx" fo:country="none" fo:font-style="italic" officeooo:rsid="0010eb06" style:language-asian="zxx" style:country-asian="none" style:font-style-asian="italic" style:language-complex="zxx" style:country-complex="none" style:font-style-complex="italic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19f7c" style:font-weight-asian="normal" style:font-weight-complex="normal"/>
    </style:style>
    <style:style style:name="T53" style:family="text">
      <style:text-properties fo:font-weight="normal" officeooo:rsid="0012c6e8" style:font-weight-asian="normal" style:font-weight-complex="normal"/>
    </style:style>
    <style:style style:name="T54" style:family="text">
      <style:text-properties fo:font-weight="normal" officeooo:rsid="001c81e5" style:font-weight-asian="normal" style:font-weight-complex="normal"/>
    </style:style>
    <style:style style:name="T55" style:family="text">
      <style:text-properties fo:font-weight="normal" officeooo:rsid="00273769" style:font-weight-asian="normal" style:font-weight-complex="normal"/>
    </style:style>
    <style:style style:name="T56" style:family="text">
      <style:text-properties officeooo:rsid="0010517b"/>
    </style:style>
    <style:style style:name="T57" style:family="text">
      <style:text-properties officeooo:rsid="0010eb06"/>
    </style:style>
    <style:style style:name="T58" style:family="text">
      <style:text-properties fo:color="#808080"/>
    </style:style>
    <style:style style:name="T59" style:family="text">
      <style:text-properties fo:color="#808080" fo:language="zxx" fo:country="none" style:language-asian="zxx" style:country-asian="none" style:language-complex="zxx" style:country-complex="none"/>
    </style:style>
    <style:style style:name="T60" style:family="text">
      <style:text-properties fo:color="#808080" fo:language="zxx" fo:country="none" officeooo:rsid="00179e8d" style:language-asian="zxx" style:country-asian="none" style:language-complex="zxx" style:country-complex="none"/>
    </style:style>
    <style:style style:name="T61" style:family="text">
      <style:text-properties fo:color="#808080" style:font-name-asian="Times New Roman1" style:font-name-complex="Times New Roman1"/>
    </style:style>
    <style:style style:name="T62" style:family="text">
      <style:text-properties fo:color="#808080" officeooo:rsid="00179e8d" style:font-name-asian="Times New Roman1" style:font-name-complex="Times New Roman1"/>
    </style:style>
    <style:style style:name="T63" style:family="text">
      <style:text-properties style:use-window-font-color="true" fo:language="en" fo:country="US"/>
    </style:style>
    <style:style style:name="T64" style:family="text">
      <style:text-properties style:use-window-font-color="true" fo:language="zxx" fo:country="none" style:font-name-asian="Times New Roman1" style:language-asian="zxx" style:country-asian="none" style:font-name-complex="Times New Roman1" style:language-complex="zxx" style:country-complex="none"/>
    </style:style>
    <style:style style:name="T65" style:family="text">
      <style:text-properties style:use-window-font-color="true" fo:language="zxx" fo:country="none" fo:font-weight="bold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66" style:family="text">
      <style:text-properties style:use-window-font-color="true" fo:language="zxx" fo:country="none" style:language-asian="zxx" style:country-asian="none" style:language-complex="zxx" style:country-complex="none"/>
    </style:style>
    <style:style style:name="T67" style:family="text">
      <style:text-properties officeooo:rsid="0012c6e8"/>
    </style:style>
    <style:style style:name="T68" style:family="text">
      <style:text-properties officeooo:rsid="0012c6e8" style:language-asian="zxx" style:country-asian="none" style:language-complex="zxx" style:country-complex="none"/>
    </style:style>
    <style:style style:name="T69" style:family="text">
      <style:text-properties officeooo:rsid="001bb09e" style:language-asian="zxx" style:country-asian="none" style:language-complex="zxx" style:country-complex="none"/>
    </style:style>
    <style:style style:name="T70" style:family="text">
      <style:text-properties officeooo:rsid="00179e8d"/>
    </style:style>
    <style:style style:name="T71" style:family="text">
      <style:text-properties officeooo:rsid="0019981b"/>
    </style:style>
    <style:style style:name="T72" style:family="text">
      <style:text-properties officeooo:rsid="001a9773"/>
    </style:style>
    <style:style style:name="T73" style:family="text">
      <style:text-properties officeooo:rsid="001bb09e"/>
    </style:style>
    <style:style style:name="T74" style:family="text">
      <style:text-properties officeooo:rsid="001f35ea"/>
    </style:style>
    <style:style style:name="T75" style:family="text">
      <style:text-properties style:font-name="Tahoma" fo:font-size="10pt" fo:language="en" fo:country="US" fo:font-weight="bold" style:font-size-asian="10pt" style:font-weight-asian="bold" style:font-size-complex="10pt" style:font-weight-complex="bold"/>
    </style:style>
    <style:style style:name="T76" style:family="text">
      <style:text-properties style:font-name="Tahoma" fo:font-size="10pt" fo:language="en" fo:country="US" style:font-size-asian="10pt" style:font-size-complex="10pt"/>
    </style:style>
    <style:style style:name="T77" style:family="text">
      <style:text-properties style:font-name="Tahoma" fo:font-size="10pt" fo:language="en" fo:country="US" officeooo:rsid="0022d76b" style:font-size-asian="10pt" style:font-size-complex="10pt"/>
    </style:style>
    <style:style style:name="T78" style:family="text">
      <style:text-properties style:font-name="Tahoma" fo:font-size="10pt" fo:language="ru" fo:country="RU" style:font-size-asian="10pt" style:font-size-complex="10pt"/>
    </style:style>
    <style:style style:name="T79" style:family="text">
      <style:text-properties style:font-name="Tahoma" fo:font-size="10pt" fo:language="ru" fo:country="RU" officeooo:rsid="0022d76b" style:font-size-asian="10pt" style:font-size-complex="10pt"/>
    </style:style>
    <style:style style:name="T80" style:family="text">
      <style:text-properties style:font-name="Tahoma" fo:font-size="10pt" fo:language="ru" fo:country="RU" officeooo:rsid="0013a74e" style:font-size-asian="10pt" style:font-size-complex="10pt"/>
    </style:style>
    <style:style style:name="T81" style:family="text">
      <style:text-properties style:font-name="Tahoma" fo:font-size="10pt" fo:language="ru" fo:country="RU" officeooo:rsid="001fb713" style:font-size-asian="10pt" style:font-size-complex="10pt"/>
    </style:style>
    <style:style style:name="T82" style:family="text">
      <style:text-properties style:font-name="Tahom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3" style:family="text">
      <style:text-properties style:font-name="Tahoma" fo:font-size="10pt" fo:language="zxx" fo:country="none" officeooo:rsid="001fb713" style:font-size-asian="10pt" style:language-asian="zxx" style:country-asian="none" style:font-size-complex="10pt" style:language-complex="zxx" style:country-complex="none"/>
    </style:style>
    <style:style style:name="T84" style:family="text">
      <style:text-properties style:font-name="Tahoma" fo:font-size="10pt" fo:language="zxx" fo:country="none" officeooo:rsid="0022d76b" style:font-size-asian="10pt" style:language-asian="zxx" style:country-asian="none" style:font-size-complex="10pt" style:language-complex="zxx" style:country-complex="none"/>
    </style:style>
    <style:style style:name="T85" style:family="text">
      <style:text-properties officeooo:rsid="0023389a"/>
    </style:style>
    <style:style style:name="T86" style:family="text">
      <style:text-properties officeooo:rsid="002b0844"/>
    </style:style>
    <style:style style:name="T87" style:family="text">
      <style:text-properties officeooo:rsid="002ecb1c"/>
    </style:style>
    <style:style style:name="T88" style:family="text">
      <style:text-properties officeooo:rsid="00313d86"/>
    </style:style>
    <style:style style:name="T89" style:family="text">
      <style:text-properties officeooo:rsid="00315e6f"/>
    </style:style>
    <style:style style:name="T90" style:family="text">
      <style:text-properties officeooo:rsid="0031bb29"/>
    </style:style>
    <style:style style:name="T91" style:family="text">
      <style:text-properties officeooo:rsid="0033ae51"/>
    </style:style>
    <style:style style:name="T92" style:family="text">
      <style:text-properties officeooo:rsid="003da00a"/>
    </style:style>
    <style:style style:name="T93" style:family="text">
      <style:text-properties officeooo:rsid="003e5545"/>
    </style:style>
    <style:style style:name="T94" style:family="text">
      <style:text-properties officeooo:rsid="00402672"/>
    </style:style>
    <style:style style:name="T95" style:family="text">
      <style:text-properties fo:color="#008080" officeooo:rsid="00119f7c"/>
    </style:style>
    <style:style style:name="T96" style:family="text">
      <style:text-properties officeooo:rsid="004a0a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75">Apache Ant</text:span><text:span text:style-name="T78"> должен быть знаком каждому Java-программисту: это популярный инструмент сборки ПО (</text:span><text:span text:style-name="T76">build tool</text:span><text:span text:style-name="T78">), полностью написанный на </text:span><text:span text:style-name="T76">Java</text:span><text:span text:style-name="T78">. </text:span><text:span text:style-name="T77">Ant</text:span><text:span text:style-name="T79"> использует сценарий, который</text:span><text:span text:style-name="T78"> </text:span><text:span text:style-name="T79">является </text:span><text:span text:style-name="T80">обычны</text:span><text:span text:style-name="T79">м</text:span><text:span text:style-name="T80"> </text:span><text:span text:style-name="T82">XML-файл</text:span><text:span text:style-name="T84">ом</text:span><text:span text:style-name="T78">. </text:span><text:span text:style-name="T81">Несмотря на его </text:span><text:span text:style-name="T83">Java-направленность</text:span><text:span text:style-name="T81">, веб-разработчики тоже используют этот инструмент.</text:span></text:p>
      <text:p text:style-name="P2"/>
      <text:p text:style-name="P2">Мы пройдём <text:span text:style-name="T26">пять простых шагов</text:span>, чтобы начать использовать <text:span text:style-name="T1">Ant</text:span>:</text:p>
      <text:list xml:id="list6704505268187702292" text:style-name="L1">
        <text:list-item>
          <text:p text:style-name="P31">Скачаем, установим и <text:span text:style-name="T93">проверим</text:span>.</text:p>
        </text:list-item>
        <text:list-item>
          <text:p text:style-name="P31">Напишем <text:span text:style-name="T85">простой </text:span><text:span text:style-name="T43">HelloWorld</text:span> сценарий.</text:p>
        </text:list-item>
        <text:list-item>
          <text:p text:style-name="P31">Разберёмся с принципами работы и XML форматом сценария сборки.</text:p>
        </text:list-item>
        <text:list-item>
          <text:p text:style-name="P31">Узнаем минимально необходимый список заданий.</text:p>
        </text:list-item>
        <text:list-item>
          <text:p text:style-name="P31">Напишем сценарий для полного цикла сборки и тестирования <text:span text:style-name="T85">учебного</text:span> проекта.</text:p>
        </text:list-item>
      </text:list>
      <text:p text:style-name="P2"/>
      <text:p text:style-name="P11"><text:span text:style-name="T31">Нам потребуется </text:span><text:span text:style-name="T28">Java SE Development Kit</text:span><text:span text:style-name="T31"> (JDK, скачиваем по адресу </text:span><text:a xlink:type="simple" xlink:href="http://www.oracle.com/technetwork/java/javase/downloads" text:style-name="Internet_20_link" text:visited-style-name="Visited_20_Internet_20_Link"><text:span text:style-name="T58">http://www.oracle.com/technetwork/java/javase/downloads</text:span></text:a><text:span text:style-name="T31">), ваш любимый текстовый редактор (</text:span><text:span text:style-name="T35">в </text:span><text:span text:style-name="T31">Linux – </text:span><text:span text:style-name="T37">vi/vim/</text:span><text:span text:style-name="T38">gedit</text:span><text:span text:style-name="T37">, </text:span><text:span text:style-name="T31">для Windows </text:span><text:span text:style-name="T32">рекомендую </text:span><text:span text:style-name="T29">Notepad</text:span><text:span text:style-name="T31">++) и </text:span><text:span text:style-name="T33">базовые </text:span><text:span text:style-name="T31">навыки работы в командной строке. Сценарии сборки и пример</text:span><text:span text:style-name="T34">ы</text:span><text:span text:style-name="T31"> на </text:span><text:span text:style-name="T29">Java</text:span><text:span text:style-name="T31"> протестированы в Linux (</text:span><text:span text:style-name="T37">Simply Linux 7.95.0, CentOS </text:span><text:span text:style-name="T30">Linux</text:span><text:span text:style-name="T36"> </text:span><text:span text:style-name="T37">6.8</text:span><text:span text:style-name="T31">) и в Windows (XP/7). Использование </text:span><text:span text:style-name="T29">Ant </text:span><text:span text:style-name="T31">одинаково и в </text:span><text:span text:style-name="T29">Linux </text:span><text:span text:style-name="T31">и в </text:span><text:span text:style-name="T29">Windows</text:span><text:span text:style-name="T31">.</text:span></text:p>
      <text:p text:style-name="P2"/>
      <text:p text:style-name="P9">1. Скачиваем, устанавливаем, <text:span text:style-name="T93">проверяем</text:span></text:p>
      <text:p text:style-name="P2"/>
      <text:p text:style-name="P5">Linux: устанавливаем из репозитария командой вроде <text:span text:style-name="T46">sudo apt-get install ant</text:span><text:span text:style-name="T45"> </text:span><text:span text:style-name="T11">(</text:span><text:span text:style-name="T42">замените </text:span><text:span text:style-name="T7">apt-get</text:span><text:span text:style-name="T11"> </text:span><text:span text:style-name="T42">на </text:span><text:span text:style-name="T7">yum</text:span><text:span text:style-name="T11"> </text:span><text:span text:style-name="T42">если необходимо</text:span><text:span text:style-name="T11">)</text:span>. <text:span text:style-name="T87">Важно:</text:span> нам нуж<text:span text:style-name="T87">на </text:span>верси<text:span text:style-name="T88">я</text:span><text:span text:style-name="T22"> </text:span>не ниже 1.8.<text:span text:style-name="T21">*</text:span>. <text:span text:style-name="T86">В</text:span> <text:span text:style-name="T86">репозитарии </text:span><text:span text:style-name="T43">CentOS</text:span> 6.8 <text:span text:style-name="T87">версия 1.7.1, поэтому лучше</text:span> использовать скрипт <text:span text:style-name="T19">(</text:span><text:span text:style-name="T60">https://github.com/biblelamp/LinuxExercises/blob/master/CentOS/installantoncentos.sh</text:span><text:span text:style-name="T19">)</text:span>, <text:span text:style-name="T72">описанный </text:span>в предыдущей статье <text:span text:style-name="T19">(</text:span><text:span text:style-name="T60">https://habrahabr.ru/post/323246/</text:span><text:span text:style-name="T19">)</text:span>.</text:p>
      <text:p text:style-name="P2"/>
      <text:p text:style-name="P2">Windows: посещаем веб-сайт <text:span text:style-name="T59">https://ant.apache.org/</text:span><text:span text:style-name="T66">,</text:span> заходим в раздел <text:span text:style-name="T2">Download/Binary Distributions</text:span> и скачиваем архив <text:span text:style-name="T47">apache-ant-1.10.1-bin.zip</text:span> (возможно сейчас есть уже более свежая версия). <text:span text:style-name="T56">Содержимое</text:span> архива копируем в любой каталог, например <text:span text:style-name="T56">в </text:span>"<text:span text:style-name="T49">C:\Program Files\Apache Ant</text:span>". Затем добавляем путь к каталогу <text:span text:style-name="T1">bin</text:span> (<text:span text:style-name="T49">C:\Program Files\Apache Ant\bin</text:span>) в системную переменную <text:span text:style-name="T5">Path</text:span>.</text:p>
      <text:p text:style-name="P2"/>
      <text:p text:style-name="P2">Проверяем работоспособность, вызвав <text:span text:style-name="T2">a</text:span><text:span text:style-name="T26">nt</text:span> в командной строке:</text:p>
      <text:p text:style-name="P2"/>
      <text:p text:style-name="P24">$ ant -version</text:p>
      <text:p text:style-name="P25">Apache Ant(TM) version 1.10.1 compiled on February 2 2017</text:p>
      <text:p text:style-name="P2"/>
      <text:p text:style-name="P2">Если аналогичное сообщение получено – всё в порядке.</text:p>
      <text:p text:style-name="P2"/>
      <text:p text:style-name="P9"><text:span text:style-name="T1">2. </text:span>Пишем <text:span text:style-name="T43">HelloWorld</text:span> сценарий</text:p>
      <text:p text:style-name="P2"/>
      <text:p text:style-name="P26">&lt;?xml <text:span text:style-name="regexp0_5f_xml">version=</text:span><text:span text:style-name="string_5f_xml">"1.0"</text:span>?&gt;</text:p>
      <text:p text:style-name="P27">&lt;project <text:span text:style-name="regexp0_5f_xml">name=</text:span><text:span text:style-name="string_5f_xml">"HelloWorld"</text:span> <text:span text:style-name="regexp0_5f_xml">default=</text:span><text:span text:style-name="string_5f_xml">"hello"</text:span>&gt;</text:p>
      <text:p text:style-name="P27"><text:s text:c="4"/>&lt;target <text:span text:style-name="regexp0_5f_xml">name=</text:span><text:span text:style-name="string_5f_xml">"hello"</text:span>&gt;</text:p>
      <text:p text:style-name="P27"><text:s text:c="8"/>&lt;echo&gt;Hello, World!&lt;/echo&gt;</text:p>
      <text:p text:style-name="P27"><text:s text:c="4"/>&lt;/target&gt;</text:p>
      <text:p text:style-name="P27">&lt;/project&gt;</text:p>
      <text:p text:style-name="P2"/>
      <text:p text:style-name="P6">Созда<text:span text:style-name="T70">ём в домашнем каталоге под</text:span>каталог <text:span text:style-name="T5">h</text:span><text:span text:style-name="T27">ello</text:span> <text:span text:style-name="T71">(в </text:span><text:span text:style-name="T20">Linux </text:span><text:span text:style-name="T71">это делает команда </text:span><text:span text:style-name="T48">mkdir</text:span><text:span text:style-name="T20">, </text:span><text:span text:style-name="T71">в </text:span><text:span text:style-name="T20">Windows</text:span><text:span text:style-name="T71"> – </text:span><text:span text:style-name="T48">md</text:span><text:span text:style-name="T71">) </text:span>и сохран<text:span text:style-name="T70">яем </text:span>туда файл с именем <text:span text:style-name="T46">build.xml</text:span>, содержащий предложенный выше сценарий. <text:span text:style-name="T71">П</text:span>ере<text:span text:style-name="T70">ходим </text:span>в <text:span text:style-name="T71">этот </text:span>каталог и выз<text:span text:style-name="T70">ываем</text:span> <text:span text:style-name="T1">ant</text:span>:</text:p>
      <text:p text:style-name="P2"/>
      <text:p text:style-name="P29"><text:span text:style-name="T61">$ </text:span><text:span text:style-name="T62">mkdir</text:span><text:span text:style-name="T61"> hello</text:span></text:p>
      <text:p text:style-name="P28">$ cd hello<text:line-break/>$ ant</text:p>
      <text:p text:style-name="P27">Buildfile: /home/lamp/hello/build.xml</text:p>
      <text:p text:style-name="P27"/>
      <text:p text:style-name="P27">hello:</text:p>
      <text:p text:style-name="P27"><text:soft-page-break/><text:s text:c="5"/>[echo] Hello, World!</text:p>
      <text:p text:style-name="P27">BUILD SUCCESSFULL</text:p>
      <text:p text:style-name="P27"/>
      <text:p text:style-name="P27">Total time: 0 seconds</text:p>
      <text:p text:style-name="P2"/>
      <text:p text:style-name="P23">Что произошло? <text:span text:style-name="T1">Ant</text:span> нашел файл сценария с именем по умолчанию (<text:span text:style-name="T43">build.xml</text:span>) и выполнил <text:span text:style-name="T19">target c </text:span>именем <text:span text:style-name="T5">hello</text:span>, также указанн<text:span text:style-name="T70">ый </text:span>по умолчанию в теге <text:span text:style-name="T5">project</text:span><text:span text:style-name="T1"> </text:span>с помощью <text:span text:style-name="T39">атрибут</text:span><text:span text:style-name="T41">а</text:span><text:span text:style-name="T9"> </text:span><text:span text:style-name="T5">default</text:span><text:span text:style-name="T39"> </text:span><text:span text:style-name="T8">(</text:span><text:span text:style-name="T39">обратите внимание что в теге </text:span><text:span text:style-name="T5">project</text:span><text:span text:style-name="T8"> </text:span><text:span text:style-name="T39">мы </text:span><text:span text:style-name="T40">ещё </text:span><text:span text:style-name="T39">указали имя проекта, используя атрибут </text:span><text:span text:style-name="T5">name</text:span><text:span text:style-name="T8">)</text:span>. Мы получим такой же результат, если при вызове <text:span text:style-name="T1">ant</text:span> укажем в качестве параметра <text:span text:style-name="T5">hello</text:span>:</text:p>
      <text:p text:style-name="P2"/>
      <text:p text:style-name="P26">$ ant hello</text:p>
      <text:p text:style-name="P2"/>
      <text:p text:style-name="P9"><text:span text:style-name="T1">3</text:span>. Основные принципы работы</text:p>
      <text:p text:style-name="P2"/>
      <text:p text:style-name="P2">Сценарий сборки – обычный XML-файл. <text:span text:style-name="T70">Текст </text:span>открывается (и закрывается<text:span text:style-name="T1">)</text:span> тегом <text:span text:style-name="T2">project</text:span><text:span text:style-name="T12">,</text:span><text:span text:style-name="T1"> </text:span>в котором можно указать имя проекта и <text:span text:style-name="T70">цель</text:span><text:span text:style-name="T19"> </text:span>по умолчанию. Далее он содержит определение целей (<text:span text:style-name="T2">target</text:span>), зависимостей (<text:span text:style-name="T2">depends</text:span>) и свойств (<text:span text:style-name="T2">property</text:span>). Простейший сценарий должен иметь хотя бы одну цель. В теге <text:span text:style-name="T1">target </text:span>мы описываем вызов одного или нескольких заданий (<text:span text:style-name="T2">tasks</text:span>). <text:span text:style-name="T89">Д</text:span>ля <text:span text:style-name="T1">target</text:span> <text:span text:style-name="T89">можно задать имя </text:span>с помощью атрибута <text:span text:style-name="T5">name</text:span><text:span text:style-name="T1"> (name="</text:span><text:span text:style-name="T23">name_of_target</text:span><text:span text:style-name="T1">")</text:span>. Заданное имя становится командой для нашего сценария и вызвать соответствующ<text:span text:style-name="T70">ий</text:span> <text:span text:style-name="T19">target</text:span><text:span text:style-name="T1"> </text:span>можно так:</text:p>
      <text:p text:style-name="P2"/>
      <text:p text:style-name="P26">$ ant <text:span text:style-name="T23">name_of_target</text:span></text:p>
      <text:p text:style-name="P12"/>
      <text:p text:style-name="P5">В <text:span text:style-name="T1">target</text:span> есть возможность указать зависимость с помощью атрибута <text:span text:style-name="T5">depends</text:span>. Зависимости связывают <text:span text:style-name="T43">target'ы</text:span> между собой. Например, есть <text:span text:style-name="T1">target c </text:span>именем <text:span text:style-name="T19">“</text:span><text:span text:style-name="T1">compile”</text:span>, <text:span text:style-name="T70">а </text:span>есть – с именем <text:span text:style-name="T19">“</text:span><text:span text:style-name="T1">run”</text:span>, зависимый от <text:span text:style-name="T19">“</text:span><text:span text:style-name="T1">compile”</text:span>. И если мы захотим выполнить <text:span text:style-name="T19">“</text:span><text:span text:style-name="T1">run”</text:span>, сначала выполнится <text:span text:style-name="T19">“</text:span><text:span text:style-name="T1">compile”</text:span>.</text:p>
      <text:p text:style-name="P2"/>
      <text:p text:style-name="P9"><text:span text:style-name="T1">4</text:span>. Минимально необходимый список заданий (<text:span text:style-name="T1">tasks</text:span>)</text:p>
      <text:p text:style-name="P2"/>
      <text:p text:style-name="P2">Стандартная версия <text:span text:style-name="T1">Ant</text:span> содержит более 150 заданий (<text:a xlink:type="simple" xlink:href="https://ant.apache.org/manual/tasklist.html" text:style-name="Internet_20_link" text:visited-style-name="Visited_20_Internet_20_Link"><text:span text:style-name="T59">https://ant.apache.org/manual/tasklist.html</text:span></text:a>). Нам пока потребуются только семь:</text:p>
      <text:p text:style-name="P2"/>
      <text:list xml:id="list455799401920683164" text:style-name="L2">
        <text:list-item>
          <text:p text:style-name="P32"><text:span text:style-name="T47">echo</text:span> – вывод сообщени<text:span text:style-name="T90">й</text:span> в консоль</text:p>
        </text:list-item>
        <text:list-item>
          <text:p text:style-name="P33"><text:span text:style-name="T47">mkdir</text:span> – создание директорий</text:p>
        </text:list-item>
        <text:list-item>
          <text:p text:style-name="P33"><text:span text:style-name="T47">delete</text:span> – удаление файлов и директорий</text:p>
        </text:list-item>
        <text:list-item>
          <text:p text:style-name="P33"><text:span text:style-name="T47">javac</text:span> – компиляция <text:span text:style-name="T1">Java</text:span>–кода</text:p>
        </text:list-item>
        <text:list-item>
          <text:p text:style-name="P33"><text:span text:style-name="T47">java</text:span> – запуск <text:span text:style-name="T43">class</text:span> и <text:span text:style-name="T43">jar</text:span> файлов</text:p>
        </text:list-item>
        <text:list-item>
          <text:p text:style-name="P33"><text:span text:style-name="T47">jar</text:span> – создание <text:span text:style-name="T43">jar</text:span> файла</text:p>
        </text:list-item>
        <text:list-item>
          <text:p text:style-name="P33"><text:span text:style-name="T47">junit</text:span> – запуск тестов</text:p>
        </text:list-item>
      </text:list>
      <text:p text:style-name="P2"/>
      <text:p text:style-name="P9">5. <text:span text:style-name="T72">С</text:span>ценарий для сборки и тестирования <text:span text:style-name="T1">Java</text:span> проекта</text:p>
      <text:p text:style-name="P2"/>
      <text:p text:style-name="P2"><text:span text:style-name="T1">Ant</text:span> предоставляет полную свободу в формировании структуры каталогов. <text:span text:style-name="T70">Создаём </text:span>в <text:span text:style-name="T71">нашем каталоге </text:span><text:span text:style-name="T6">hello</text:span> подкаталог <text:span text:style-name="T49">src</text:span> для <text:span text:style-name="T70">исходных </text:span>текстов на <text:span text:style-name="T24">J</text:span><text:span text:style-name="T1">ava</text:span>:</text:p>
      <text:p text:style-name="P2"/>
      <text:p text:style-name="P17">$ mkdir src</text:p>
      <text:p text:style-name="P2"/>
      <text:p text:style-name="P2">И сохран<text:span text:style-name="T71">яем </text:span>туда файл <text:span text:style-name="T47">HelloWorld.jav</text:span><text:span text:style-name="T26">a</text:span> следующего содержания:</text:p>
      <text:p text:style-name="P2"/>
      <text:p text:style-name="P20"><text:span text:style-name="keyword0_5f_java">public</text:span> <text:span text:style-name="keyword2_5f_java">class</text:span> HelloWorld <text:span text:style-name="symbol0_5f_java">{</text:span></text:p>
      <text:p text:style-name="P14"><text:s text:c="4"/><text:span text:style-name="keyword0_5f_java">public</text:span> <text:span text:style-name="keyword0_5f_java">static</text:span> <text:span text:style-name="keyword3_5f_java">void</text:span> main<text:span text:style-name="symbol0_5f_java">(</text:span><text:span text:style-name="keyword2_5f_java">String</text:span><text:span text:style-name="symbol0_5f_java">[]</text:span> args<text:span text:style-name="symbol0_5f_java">)</text:span> <text:span text:style-name="symbol0_5f_java">{</text:span></text:p>
      <text:p text:style-name="P14"><text:s text:c="8"/><text:span text:style-name="keyword2_5f_java">System</text:span>.<text:span text:style-name="member0_5f_java">out</text:span>.<text:span text:style-name="member0_5f_java">println</text:span><text:span text:style-name="symbol0_5f_java">(</text:span><text:span text:style-name="string_5f_java">"Hello, World!"</text:span><text:span text:style-name="symbol0_5f_java">);</text:span></text:p>
      <text:p text:style-name="P14"><text:s text:c="4"/><text:span text:style-name="symbol0_5f_java">}</text:span></text:p>
      <text:p text:style-name="P14"><text:span text:style-name="symbol0_5f_java">}</text:span></text:p>
      <text:p text:style-name="P2"/>
      <text:p text:style-name="P2"><text:span text:style-name="T91">А затем </text:span>немного усложн<text:span text:style-name="T71">яем </text:span>текст нашего сценария (<text:span text:style-name="T43">build.xml</text:span>):</text:p>
      <text:p text:style-name="P2"/>
      <text:p text:style-name="P34">&lt;?xml <text:span text:style-name="regexp0_5f_xml">version=</text:span><text:span text:style-name="string_5f_xml">"1.0"</text:span>?&gt;</text:p>
      <text:p text:style-name="P18">&lt;project <text:span text:style-name="regexp0_5f_xml">name=</text:span><text:span text:style-name="string_5f_xml">"HelloWorld"</text:span> <text:span text:style-name="regexp0_5f_xml">default=</text:span><text:span text:style-name="string_5f_xml">"run"</text:span>&gt;</text:p>
      <text:p text:style-name="P18"><text:s text:c="4"/>&lt;target <text:span text:style-name="regexp0_5f_xml">name=</text:span><text:span text:style-name="string_5f_xml">"compile"</text:span>&gt;</text:p>
      <text:p text:style-name="P19"><text:s text:c="8"/>&lt;mkdir <text:span text:style-name="regexp0_5f_xml">dir=</text:span><text:span text:style-name="string_5f_xml">"build/classes"</text:span>/&gt;</text:p>
      <text:p text:style-name="P18"><text:s text:c="8"/>&lt;javac <text:span text:style-name="regexp0_5f_xml">destdir=</text:span><text:span text:style-name="string_5f_xml">"build/classes"</text:span> <text:span text:style-name="regexp0_5f_xml">includeantruntime=</text:span><text:span text:style-name="string_5f_xml">"false"</text:span>&gt;</text:p>
      <text:p text:style-name="P18"><text:s text:c="12"/>&lt;src <text:span text:style-name="regexp0_5f_xml">path=</text:span><text:span text:style-name="string_5f_xml">"src"</text:span>/&gt;</text:p>
      <text:p text:style-name="P18"><text:s text:c="8"/>&lt;/javac&gt;</text:p>
      <text:p text:style-name="P18"><text:s text:c="4"/>&lt;/target&gt;</text:p>
      <text:p text:style-name="P18"><text:s text:c="4"/>&lt;target <text:span text:style-name="regexp0_5f_xml">name=</text:span><text:span text:style-name="string_5f_xml">"run"</text:span> <text:span text:style-name="regexp0_5f_xml">depends=</text:span><text:span text:style-name="string_5f_xml">"compile"</text:span>&gt;</text:p>
      <text:p text:style-name="P18"><text:s text:c="8"/>&lt;java <text:span text:style-name="regexp0_5f_xml">classname=</text:span><text:span text:style-name="string_5f_xml">"HelloWorld"</text:span> <text:span text:style-name="regexp0_5f_xml">classpath=</text:span><text:span text:style-name="string_5f_xml">"build/classes"</text:span>/&gt;</text:p>
      <text:p text:style-name="P18"><text:s text:c="4"/>&lt;/target&gt;</text:p>
      <text:p text:style-name="P18"><text:s text:c="4"/>&lt;target <text:span text:style-name="regexp0_5f_xml">name=</text:span><text:span text:style-name="string_5f_xml">"clean"</text:span>&gt;</text:p>
      <text:p text:style-name="P18"><text:s text:c="8"/>&lt;delete <text:span text:style-name="regexp0_5f_xml">dir=</text:span><text:span text:style-name="string_5f_xml">"build"</text:span>/&gt;</text:p>
      <text:p text:style-name="P18"><text:s text:c="4"/>&lt;/target&gt;</text:p>
      <text:p text:style-name="P18">&lt;/project&gt;</text:p>
      <text:p text:style-name="P2"/>
      <text:p text:style-name="P3">Теперь сценарий содержит <text:span text:style-name="T56">три</text:span> <text:span text:style-name="T1">target (</text:span>команды): <text:span text:style-name="T2">compile</text:span> (компиляция файла<text:span text:style-name="T43">(ов) .java</text:span>), <text:span text:style-name="T2">run</text:span> (запуск файла .<text:span text:style-name="T1">class</text:span>), <text:span text:style-name="T2">clean</text:span> (удаление папок с результатами компиляции). <text:span text:style-name="T57">При этом </text:span><text:span text:style-name="T3">compile</text:span><text:span text:style-name="T14"> </text:span><text:span text:style-name="T57">содержит два </text:span><text:span text:style-name="T14">tasks – </text:span><text:span text:style-name="T50">mkdir</text:span><text:span text:style-name="T44"> и </text:span><text:span text:style-name="T50">javac</text:span><text:span text:style-name="T14">. </text:span>Обратите внимание на зависимост<text:span text:style-name="T57">ь</text:span>: <text:span text:style-name="T1">target </text:span><text:span text:style-name="T10">run</text:span><text:span text:style-name="T1"> </text:span>предварительно вызовет <text:span text:style-name="T10">compile</text:span><text:span text:style-name="T1">. </text:span><text:span text:style-name="T57">Кроме того</text:span> <text:span text:style-name="T2">run</text:span><text:span text:style-name="T1"> – </text:span><text:span text:style-name="T57">это </text:span><text:span text:style-name="T1">target </text:span>по умолчанию для проекта.</text:p>
      <text:p text:style-name="P2"/>
      <text:p text:style-name="P7">Запус<text:span text:style-name="T72">каем </text:span>сценарий без параметров и видим результат работы <text:span text:style-name="T1">Java</text:span> программы: <text:span text:style-name="T13">Hello, World!</text:span></text:p>
      <text:p text:style-name="P2"/>
      <text:p text:style-name="P2">Прямое указание имен каталогов не говорит о хорошем стиле. Особенно если имена в сценарии повторяются. Модифицируем <text:span text:style-name="T43">build.xml</text:span>, используя <text:span text:style-name="T2">property</text:span><text:span text:style-name="T12"> </text:span><text:span text:style-name="T51">(обратите внимание, как нам пригодилось имя проекта, заданное в </text:span><text:span text:style-name="T12">project</text:span><text:span text:style-name="T51">) </text:span><text:span text:style-name="T52">и добавив пару комментариев</text:span><text:span text:style-name="T51">:</text:span></text:p>
      <text:p text:style-name="P2"/>
      <text:p text:style-name="P14"><text:s/>&lt;?xml <text:span text:style-name="regexp0_5f_xml">version=</text:span><text:span text:style-name="string_5f_xml">"1.0"</text:span>?&gt;</text:p>
      <text:p text:style-name="P14"><text:s/>&lt;project <text:span text:style-name="regexp0_5f_xml">name=</text:span><text:span text:style-name="string_5f_xml">"HelloWorld"</text:span> <text:span text:style-name="regexp0_5f_xml">default=</text:span><text:span text:style-name="string_5f_xml">"run"</text:span>&gt;<text:line-break/> <text:s text:c="4"/><text:span text:style-name="T95">&lt;!-- define names of directories --&gt;</text:span></text:p>
      <text:p text:style-name="P14"><text:s text:c="5"/>&lt;property <text:span text:style-name="regexp0_5f_xml">name=</text:span><text:span text:style-name="string_5f_xml">"src"</text:span> <text:span text:style-name="regexp0_5f_xml">location=</text:span><text:span text:style-name="string_5f_xml">"src"</text:span>/&gt;</text:p>
      <text:p text:style-name="P14"><text:s text:c="5"/>&lt;property <text:span text:style-name="regexp0_5f_xml">name=</text:span><text:span text:style-name="string_5f_xml">"build"</text:span> <text:span text:style-name="regexp0_5f_xml">location=</text:span><text:span text:style-name="string_5f_xml">"build"</text:span>/&gt;</text:p>
      <text:p text:style-name="P15"><text:s text:c="5"/>&lt;property <text:span text:style-name="regexp0_5f_xml">name=</text:span><text:span text:style-name="string_5f_xml">"classes"</text:span> <text:span text:style-name="regexp0_5f_xml">location=</text:span><text:span text:style-name="string_5f_xml">"${build}/classes"</text:span>/&gt;<text:line-break/> <text:s text:c="4"/><text:span text:style-name="T95">&lt;!-- define all targets --&gt;</text:span></text:p>
      <text:p text:style-name="P14"><text:s text:c="5"/>&lt;target <text:span text:style-name="regexp0_5f_xml">name=</text:span><text:span text:style-name="string_5f_xml">"compile"</text:span>&gt;</text:p>
      <text:p text:style-name="P16"><text:s text:c="9"/>&lt;mkdir <text:span text:style-name="regexp0_5f_xml">dir=</text:span><text:span text:style-name="string_5f_xml">"${classes}"</text:span>/&gt;</text:p>
      <text:p text:style-name="P14"><text:s text:c="9"/>&lt;javac <text:span text:style-name="regexp0_5f_xml">srcdir=</text:span><text:span text:style-name="string_5f_xml">"${src}"</text:span> <text:span text:style-name="regexp0_5f_xml">destdir=</text:span><text:span text:style-name="string_5f_xml">"${classes}"</text:span> includeAntR<text:span text:style-name="regexp0_5f_xml">untime=</text:span><text:span text:style-name="string_5f_xml">"false"</text:span>/&gt;</text:p>
      <text:p text:style-name="P14"><text:s text:c="5"/>&lt;/target&gt;</text:p>
      <text:p text:style-name="P14"><text:s text:c="5"/>&lt;target <text:span text:style-name="regexp0_5f_xml">name=</text:span><text:span text:style-name="string_5f_xml">"run"</text:span> <text:span text:style-name="regexp0_5f_xml">depends=</text:span><text:span text:style-name="string_5f_xml">"compile"</text:span>&gt;</text:p>
      <text:p text:style-name="P14"><text:s text:c="9"/>&lt;java <text:span text:style-name="regexp0_5f_xml">classname=</text:span><text:span text:style-name="string_5f_xml">"${ant.project.name}"</text:span> <text:span text:style-name="regexp0_5f_xml">classpath=</text:span><text:span text:style-name="string_5f_xml">"${classes}"</text:span>/&gt;</text:p>
      <text:p text:style-name="P14"><text:s text:c="5"/>&lt;/target&gt;</text:p>
      <text:p text:style-name="P14"><text:s text:c="5"/>&lt;target <text:span text:style-name="regexp0_5f_xml">name=</text:span><text:span text:style-name="string_5f_xml">"clean"</text:span>&gt;</text:p>
      <text:p text:style-name="P14"><text:s text:c="9"/>&lt;delete <text:span text:style-name="regexp0_5f_xml">dir=</text:span><text:span text:style-name="string_5f_xml">"${build}"</text:span>/&gt;</text:p>
      <text:p text:style-name="P14"><text:s text:c="5"/>&lt;/target&gt;</text:p>
      <text:p text:style-name="P14"><text:s/>&lt;/project&gt;</text:p>
      <text:p text:style-name="P2"/>
      <text:p text:style-name="P4">Теперь добавим в сценарий <text:span text:style-name="T1">target</text:span><text:span text:style-name="T63"> <text:s/></text:span><text:span text:style-name="T65">package</text:span><text:span text:style-name="T64"> </text:span>для формирования <text:span text:style-name="T43">jar</text:span> файла:</text:p>
      <text:p text:style-name="P2"/>
      <text:p text:style-name="P14">&lt;target <text:span text:style-name="regexp0_5f_xml">name=</text:span><text:span text:style-name="string_5f_xml">"package"</text:span> <text:span text:style-name="regexp0_5f_xml">depends=</text:span><text:span text:style-name="string_5f_xml">"compile"</text:span>&gt;</text:p>
      <text:p text:style-name="P14"><text:s text:c="4"/>&lt;jar <text:span text:style-name="regexp0_5f_xml">destfile=</text:span><text:span text:style-name="string_5f_xml">"${build}/${ant.project.name}.jar"</text:span> <text:span text:style-name="regexp0_5f_xml">basedir=</text:span><text:span text:style-name="string_5f_xml">"${classes}"</text:span>&gt;</text:p>
      <text:p text:style-name="P14"><text:s text:c="8"/>&lt;manifest&gt;</text:p>
      <text:p text:style-name="P14"><text:s text:c="12"/>&lt;attribute <text:span text:style-name="regexp0_5f_xml">name=</text:span><text:span text:style-name="string_5f_xml">"Main–Class"</text:span> <text:span text:style-name="regexp0_5f_xml">value=</text:span><text:span text:style-name="string_5f_xml">"${ant.project.name}"</text:span>/&gt;</text:p>
      <text:p text:style-name="P14"><text:s text:c="8"/>&lt;/manifest&gt;</text:p>
      <text:p text:style-name="P14"><text:s text:c="4"/>&lt;/jar&gt;</text:p>
      <text:p text:style-name="P14">&lt;/target&gt;</text:p>
      <text:p text:style-name="P30"/>
      <text:p text:style-name="P8">и убедимся что всё работает:</text:p>
      <text:p text:style-name="P2"><text:soft-page-break/></text:p>
      <text:p text:style-name="P21">$ ant package</text:p>
      <text:p text:style-name="P22">$ java -jar build/HelloWorld.jar</text:p>
      <text:p text:style-name="P22">Hello, World!</text:p>
      <text:p text:style-name="P2"/>
      <text:p text:style-name="P2">Перейдём к тестированию. Изменим код проекта (чтобы было что тестировать):</text:p>
      <text:p text:style-name="P2"/>
      <text:p text:style-name="P20"><text:span text:style-name="keyword0_5f_java">public</text:span> <text:span text:style-name="keyword2_5f_java">class</text:span> HelloWorld <text:span text:style-name="symbol0_5f_java">{</text:span></text:p>
      <text:p text:style-name="P14"><text:s text:c="4"/><text:span text:style-name="keyword0_5f_java">public</text:span> <text:span text:style-name="keyword0_5f_java">static</text:span> <text:span text:style-name="keyword3_5f_java">void</text:span> main<text:span text:style-name="symbol0_5f_java">(</text:span><text:span text:style-name="keyword2_5f_java">String</text:span><text:span text:style-name="symbol0_5f_java">[]</text:span> args<text:span text:style-name="symbol0_5f_java">)</text:span> <text:span text:style-name="symbol0_5f_java">{</text:span></text:p>
      <text:p text:style-name="P14"><text:s text:c="8"/>HelloWorld hello <text:span text:style-name="symbol0_5f_java">=</text:span> <text:span text:style-name="keyword0_5f_java">new</text:span> HelloWorld<text:span text:style-name="symbol0_5f_java">();</text:span></text:p>
      <text:p text:style-name="P14"><text:s text:c="8"/><text:span text:style-name="keyword2_5f_java">System</text:span>.<text:span text:style-name="member0_5f_java">out</text:span>.<text:span text:style-name="member0_5f_java">println</text:span><text:span text:style-name="symbol0_5f_java">(</text:span>hello.<text:span text:style-name="member0_5f_java">sayHello</text:span><text:span text:style-name="symbol0_5f_java">());</text:span></text:p>
      <text:p text:style-name="P14"><text:s text:c="4"/><text:span text:style-name="symbol0_5f_java">}</text:span></text:p>
      <text:p text:style-name="P14"><text:s text:c="4"/><text:span text:style-name="keyword2_5f_java">String</text:span> sayHello<text:span text:style-name="symbol0_5f_java">()</text:span> <text:span text:style-name="symbol0_5f_java">{</text:span></text:p>
      <text:p text:style-name="P14"><text:s text:c="8"/><text:span text:style-name="keyword0_5f_java">return</text:span> <text:span text:style-name="string_5f_java">"Hello, World!"</text:span><text:span text:style-name="symbol0_5f_java">;</text:span></text:p>
      <text:p text:style-name="P14"><text:s text:c="4"/><text:span text:style-name="symbol0_5f_java">}</text:span></text:p>
      <text:p text:style-name="P14"><text:span text:style-name="symbol0_5f_java">}</text:span></text:p>
      <text:p text:style-name="P2"/>
      <text:p text:style-name="P2">и добавим в каталог <text:span text:style-name="T49">src</text:span> файл/класс <text:span text:style-name="T47">TestHello.java</text:span> с простым тестом:</text:p>
      <text:p text:style-name="P2"/>
      <text:p text:style-name="P20"><text:span text:style-name="keyword0_5f_java">import</text:span> <text:span text:style-name="keyword0_5f_java">static</text:span> org.<text:span text:style-name="member0_5f_java">junit</text:span>.<text:span text:style-name="member0_5f_java">Assert</text:span>.<text:span text:style-name="member0_5f_java">assertEquals</text:span><text:span text:style-name="symbol0_5f_java">;</text:span></text:p>
      <text:p text:style-name="P14"><text:span text:style-name="keyword0_5f_java">import</text:span> org.<text:span text:style-name="member0_5f_java">junit</text:span>.<text:span text:style-name="member0_5f_java">Test</text:span><text:span text:style-name="symbol0_5f_java">;</text:span></text:p>
      <text:p text:style-name="P14"><text:span text:style-name="keyword0_5f_java">public</text:span> <text:span text:style-name="keyword2_5f_java">class</text:span> TestHello <text:span text:style-name="symbol0_5f_java">{</text:span></text:p>
      <text:p text:style-name="P14"><text:s text:c="4"/>@Test</text:p>
      <text:p text:style-name="P14"><text:s text:c="4"/><text:span text:style-name="keyword0_5f_java">public</text:span> <text:span text:style-name="keyword3_5f_java">void</text:span> testHello<text:span text:style-name="symbol0_5f_java">()</text:span> <text:span text:style-name="symbol0_5f_java">{</text:span></text:p>
      <text:p text:style-name="P14"><text:s text:c="8"/>HelloWorld hello <text:span text:style-name="symbol0_5f_java">=</text:span> <text:span text:style-name="keyword0_5f_java">new</text:span> HelloWorld<text:span text:style-name="symbol0_5f_java">();</text:span></text:p>
      <text:p text:style-name="P14"><text:s text:c="8"/>assertEquals<text:span text:style-name="symbol0_5f_java">(</text:span><text:span text:style-name="string_5f_java">"Hello, World!"</text:span>, hello.<text:span text:style-name="member0_5f_java">sayHello</text:span><text:span text:style-name="symbol0_5f_java">());</text:span></text:p>
      <text:p text:style-name="P14"><text:s text:c="4"/><text:span text:style-name="symbol0_5f_java">}</text:span></text:p>
      <text:p text:style-name="P14"><text:span text:style-name="symbol0_5f_java">}</text:span></text:p>
      <text:p text:style-name="P2"/>
      <text:p text:style-name="P2">Используя информацию со страницы <text:a xlink:type="simple" xlink:href="https://github.com/junit-team/junit4/wiki/getting-started" text:style-name="Internet_20_link" text:visited-style-name="Visited_20_Internet_20_Link"><text:span text:style-name="T59">https://github.com/junit-team/junit4/wiki/getting-started</text:span></text:a> <text:span text:style-name="T96">скачиваем </text:span>два файла, <text:span text:style-name="T43">j</text:span><text:span text:style-name="T47">unit-4.12.jar</text:span> и <text:span text:style-name="T47">hamcrest-core-1.3.jar</text:span> и копируем их в каталог нашего<text:span text:style-name="T43"> JDK/jre/</text:span><text:span text:style-name="T18">l</text:span><text:span text:style-name="T43">ib/ext </text:span><text:span text:style-name="T68">(</text:span><text:span text:style-name="T69">такую команду копирования используем </text:span><text:span text:style-name="T68">в </text:span><text:span text:style-name="T16">CentOS 6.8)</text:span><text:span text:style-name="T43">:</text:span></text:p>
      <text:p text:style-name="P10"/>
      <text:p text:style-name="P20">$ sudo cp ~/Downloads/*.jar /usr/lib/jvm/java-1.8.0-openjdk-1.8.0.121-0.b13.el6_8.i386/jre/lib/ext/</text:p>
      <text:p text:style-name="P10"/>
      <text:p text:style-name="P2">Теперь можно проверить как работает тест в командной строке:</text:p>
      <text:p text:style-name="P2"/>
      <text:p text:style-name="P20"><text:span text:style-name="T73">$ </text:span>java -cp build/classes org.junit.runner.JUnitCore TestHello</text:p>
      <text:p text:style-name="P14">JUnit version 4.12</text:p>
      <text:p text:style-name="P14">.</text:p>
      <text:p text:style-name="P14">Time: 0,281</text:p>
      <text:p text:style-name="P14">OK (1 test)</text:p>
      <text:p text:style-name="P2"/>
      <text:p text:style-name="P2"><text:span text:style-name="T73">Добавляем в </text:span>наш сценарий <text:span text:style-name="T67">ещё один </text:span><text:span text:style-name="T15">target – </text:span><text:span text:style-name="T4">test</text:span>:</text:p>
      <text:p text:style-name="P2"/>
      <text:p text:style-name="P20">&lt;target <text:span text:style-name="regexp0_5f_xml">name=</text:span><text:span text:style-name="string_5f_xml">"test"</text:span> <text:span text:style-name="regexp0_5f_xml">depends=</text:span><text:span text:style-name="string_5f_xml">"compile"</text:span>&gt;</text:p>
      <text:p text:style-name="P14"><text:s text:c="4"/>&lt;junit&gt;</text:p>
      <text:p text:style-name="P14"><text:s text:c="8"/>&lt;classpath&gt;</text:p>
      <text:p text:style-name="P14"><text:s text:c="12"/>&lt;pathelement <text:span text:style-name="regexp0_5f_xml">location=</text:span><text:span text:style-name="string_5f_xml">"${classes}"</text:span>/&gt;</text:p>
      <text:p text:style-name="P14"><text:s text:c="8"/>&lt;/classpath&gt;</text:p>
      <text:p text:style-name="P14"><text:s text:c="8"/>&lt;test <text:span text:style-name="regexp0_5f_xml">name=</text:span><text:span text:style-name="string_5f_xml">"TestHello"</text:span>/&gt;</text:p>
      <text:p text:style-name="P14"><text:s text:c="4"/>&lt;/junit&gt;</text:p>
      <text:p text:style-name="P14">&lt;/target&gt;</text:p>
      <text:p text:style-name="P30"/>
      <text:p text:style-name="P2">и дополн<text:span text:style-name="T73">яем </text:span>строку <text:span text:style-name="T94">в</text:span> <text:span text:style-name="T1">target</text:span> <text:span text:style-name="T2">package</text:span><text:span text:style-name="T1"> (jar)</text:span>:</text:p>
      <text:p text:style-name="P2"/>
      <text:p text:style-name="P20">&lt;jar <text:span text:style-name="regexp0_5f_xml">destfile=</text:span><text:span text:style-name="string_5f_xml">"${build}/${ant.project.name}.jar"</text:span> <text:span text:style-name="regexp0_5f_xml">basedir=</text:span><text:span text:style-name="string_5f_xml">"${classes}"</text:span> <text:span text:style-name="regexp0_5f_xml">excludes=</text:span><text:span text:style-name="string_5f_xml">"Test*.class"</text:span>&gt;</text:p>
      <text:p text:style-name="P2"><text:soft-page-break/></text:p>
      <text:p text:style-name="P2">Теперь к списку команд нашего сценария (<text:span text:style-name="T43">compile, run, package, </text:span><text:span text:style-name="T17">clean</text:span>) добавилась <text:span text:style-name="T2">test</text:span>.</text:p>
      <text:p text:style-name="P2">В заключение <text:span text:style-name="T73">меняем </text:span>код нашего проекта так, чтобы приветствие выводилось в отдельном графическом окне. Затем формируем <text:span text:style-name="T1">jar</text:span> файл и запус<text:span text:style-name="T73">каем </text:span>его двойным кликом мыши (у вас должно быть настроено выполнение <text:span text:style-name="T1">jar</text:span> файлов по <text:span text:style-name="T74">двойному </text:span>клику).</text:p>
      <text:p text:style-name="P2"/>
      <text:p text:style-name="P2">Третья версия <text:span text:style-name="T1">Java </text:span>кода:</text:p>
      <text:p text:style-name="P2"/>
      <text:p text:style-name="P20"><text:span text:style-name="keyword0_5f_java">import</text:span> javax.<text:span text:style-name="member0_5f_java">swing</text:span>.<text:span text:style-name="symbol0_5f_java">*;</text:span></text:p>
      <text:p text:style-name="P14"><text:span text:style-name="keyword0_5f_java">import</text:span> java.<text:span text:style-name="member0_5f_java">awt</text:span>.<text:span text:style-name="symbol0_5f_java">*;</text:span></text:p>
      <text:p text:style-name="P14"><text:span text:style-name="keyword0_5f_java">public</text:span> <text:span text:style-name="keyword2_5f_java">class</text:span> HelloWorld <text:span text:style-name="keyword0_5f_java">extends</text:span> <text:span text:style-name="keyword2_5f_java">JFrame</text:span> <text:span text:style-name="symbol0_5f_java">{</text:span></text:p>
      <text:p text:style-name="P14"><text:s text:c="4"/><text:span text:style-name="keyword0_5f_java">public</text:span> <text:span text:style-name="keyword0_5f_java">static</text:span> <text:span text:style-name="keyword3_5f_java">void</text:span> main<text:span text:style-name="symbol0_5f_java">(</text:span><text:span text:style-name="keyword2_5f_java">String</text:span><text:span text:style-name="symbol0_5f_java">[]</text:span> args<text:span text:style-name="symbol0_5f_java">)</text:span> <text:span text:style-name="symbol0_5f_java">{</text:span></text:p>
      <text:p text:style-name="P14"><text:s text:c="8"/><text:span text:style-name="keyword0_5f_java">new</text:span> HelloWorld<text:span text:style-name="symbol0_5f_java">();</text:span></text:p>
      <text:p text:style-name="P14"><text:s text:c="4"/><text:span text:style-name="symbol0_5f_java">}</text:span></text:p>
      <text:p text:style-name="P14"><text:s text:c="4"/>HelloWorld<text:span text:style-name="symbol0_5f_java">()</text:span> <text:span text:style-name="symbol0_5f_java">{</text:span></text:p>
      <text:p text:style-name="P14"><text:s text:c="8"/>setTitle<text:span text:style-name="symbol0_5f_java">(</text:span>sayHello<text:span text:style-name="symbol0_5f_java">());</text:span></text:p>
      <text:p text:style-name="P14"><text:s text:c="8"/>setDefaultCloseOperation<text:span text:style-name="symbol0_5f_java">(</text:span>EXIT_ON_CLOSE<text:span text:style-name="symbol0_5f_java">);</text:span></text:p>
      <text:p text:style-name="P14"><text:s text:c="8"/>setBounds<text:span text:style-name="symbol0_5f_java">(</text:span><text:span text:style-name="number_5f_java">200</text:span>, <text:span text:style-name="number_5f_java">200</text:span>, <text:span text:style-name="number_5f_java">300</text:span>, <text:span text:style-name="number_5f_java">200</text:span><text:span text:style-name="symbol0_5f_java">);</text:span></text:p>
      <text:p text:style-name="P14"><text:s text:c="8"/><text:span text:style-name="keyword2_5f_java">JLabel</text:span> <text:span text:style-name="keyword2_5f_java">label</text:span> <text:span text:style-name="symbol0_5f_java">=</text:span> <text:span text:style-name="keyword0_5f_java">new</text:span> <text:span text:style-name="keyword2_5f_java">JLabel</text:span><text:span text:style-name="symbol0_5f_java">(</text:span>sayHello<text:span text:style-name="symbol0_5f_java">()</text:span>, <text:span text:style-name="keyword2_5f_java">SwingConstants</text:span>.<text:span text:style-name="member0_5f_java">CENTER</text:span><text:span text:style-name="symbol0_5f_java">);</text:span></text:p>
      <text:p text:style-name="P14"><text:s text:c="8"/><text:span text:style-name="keyword2_5f_java">label</text:span>.<text:span text:style-name="member0_5f_java">setFont</text:span><text:span text:style-name="symbol0_5f_java">(</text:span><text:span text:style-name="keyword0_5f_java">new</text:span> <text:span text:style-name="keyword2_5f_java">Font</text:span><text:span text:style-name="symbol0_5f_java">(</text:span><text:span text:style-name="string_5f_java">""</text:span>, <text:span text:style-name="keyword2_5f_java">Font</text:span>.<text:span text:style-name="member0_5f_java">BOLD</text:span>, <text:span text:style-name="number_5f_java">24</text:span><text:span text:style-name="symbol0_5f_java">));</text:span></text:p>
      <text:p text:style-name="P14"><text:s text:c="8"/>add<text:span text:style-name="symbol0_5f_java">(</text:span><text:span text:style-name="keyword2_5f_java">label</text:span><text:span text:style-name="symbol0_5f_java">);</text:span></text:p>
      <text:p text:style-name="P14"><text:s text:c="8"/>setVisible<text:span text:style-name="symbol0_5f_java">(</text:span><text:span text:style-name="keyword1_5f_java">true</text:span><text:span text:style-name="symbol0_5f_java">);</text:span></text:p>
      <text:p text:style-name="P14"><text:s text:c="4"/><text:span text:style-name="symbol0_5f_java">}</text:span></text:p>
      <text:p text:style-name="P14"><text:s text:c="4"/><text:span text:style-name="keyword2_5f_java">String</text:span> sayHello<text:span text:style-name="symbol0_5f_java">()</text:span> <text:span text:style-name="symbol0_5f_java">{</text:span></text:p>
      <text:p text:style-name="P14"><text:s text:c="8"/><text:span text:style-name="keyword0_5f_java">return</text:span> <text:span text:style-name="string_5f_java">"Hello, World!"</text:span><text:span text:style-name="symbol0_5f_java">;</text:span></text:p>
      <text:p text:style-name="P14"><text:s text:c="4"/><text:span text:style-name="symbol0_5f_java">}</text:span></text:p>
      <text:p text:style-name="P14"><text:span text:style-name="symbol0_5f_java">}</text:span></text:p>
      <text:p text:style-name="P2"/>
      <text:p text:style-name="P2"><text:span text:style-name="T92">Слегка </text:span>дополн<text:span text:style-name="T92">яем </text:span>сценарий (в <text:span text:style-name="T1">target</text:span> <text:span text:style-name="T2">run</text:span>), дописав <text:span text:style-name="T2">fork="true"</text:span> (запуск выполнения класса в другой виртуальной машине). В противном случае <text:span text:style-name="T12">run</text:span> не сработает (проверено экспериментально):</text:p>
      <text:p text:style-name="P2"/>
      <text:p text:style-name="P20">&lt;java <text:span text:style-name="regexp0_5f_xml">classname=</text:span><text:span text:style-name="string_5f_xml">"${ant.project.name}"</text:span> <text:span text:style-name="regexp0_5f_xml">classpath=</text:span><text:span text:style-name="string_5f_xml">"${classes}"</text:span> <text:span text:style-name="regexp0_5f_xml">fork=</text:span><text:span text:style-name="string_5f_xml">"true"</text:span>/&gt;</text:p>
      <text:p text:style-name="P12"/>
      <text:p text:style-name="P2">Выполняем команду формирования <text:span text:style-name="T43">jar</text:span> файла (<text:span text:style-name="T43">$ ant package</text:span>), открываем в проводнике файлов каталог <text:span text:style-name="T47">~/hello/build</text:span><text:span text:style-name="T51">,</text:span> находим там <text:span text:style-name="T47">HelloWorld.jar</text:span><text:span text:style-name="T51">, дважды </text:span><text:span text:style-name="T55">кликаем </text:span><text:span text:style-name="T51">по нему мышкой и получ</text:span><text:span text:style-name="T54">аем</text:span><text:span text:style-name="T53"> </text:span><text:span text:style-name="T51">удовольствие от созерцания графического окошка с приветствием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ru" style:country-asian="RU" style:font-name-complex="Mangal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ru" style:country-asian="RU" style:font-name-complex="Manga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Times New Roman1" fo:font-family="'Times New Roman'" style:font-family-generic="roman" fo:font-size="10pt" style:font-name-asian="Times New Roman1" style:font-family-asian="'Times New Roman'" style:font-family-generic-asian="roman" style:font-size-asian="10pt" style:font-name-complex="Times New Roman1" style:font-family-complex="'Times New Roman'" style:font-family-generic-complex="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regexp0_5f_xml" style:display-name="regexp0_xml" style:family="text">
      <style:text-properties fo:color="#000066" fo:font-style="normal" fo:font-weight="normal"/>
    </style:style>
    <style:style style:name="string_5f_xml" style:display-name="string_xml" style:family="text">
      <style:text-properties fo:color="#ff0000" fo:font-style="normal" fo:font-weight="normal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number_5f_java" style:display-name="number_java" style:family="text">
      <style:text-properties fo:color="#cc66cc" fo:font-style="normal" fo:font-weight="normal"/>
    </style:style>
    <style:style style:name="keyword1_5f_java" style:display-name="keyword1_java" style:family="text">
      <style:text-properties fo:color="#000066" fo:font-style="normal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color="#999999" style:font-name="Tahoma" fo:font-size="10pt" fo:font-weight="normal" fo:background-color="transparent" style:font-size-asian="10pt" style:font-weight-asian="normal" style:font-size-complex="10pt" style:font-weight-complex="normal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ubject/><text:title>Apache Ant - быстрый старт</text:title> <text:span text:style-name="MT1">(RU) </text:span><text:span text:style-name="MT2">стр.</text:span><text:span text:style-name="MT1"> </text:span><text:span text:style-name="MT1"><text:page-number text:select-page="current">5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2T13:48:00.790000000</dc:date>
    <meta:generator>LibreOffice/5.1.2.2$Windows_x86 LibreOffice_project/d3bf12ecb743fc0d20e0be0c58ca359301eb705f</meta:generator>
    <meta:editing-duration>PT9M7S</meta:editing-duration>
    <meta:editing-cycles>1</meta:editing-cycles>
    <dc:title>Apache Ant - быстрый старт</dc:title>
    <meta:print-date>2017-03-13T14:13:01.684000000</meta:print-date>
    <meta:document-statistic meta:table-count="0" meta:image-count="0" meta:object-count="0" meta:page-count="5" meta:paragraph-count="166" meta:word-count="1138" meta:character-count="9628" meta:non-whitespace-character-count="8205"/>
  </office:meta>
</office:document-meta>
</file>